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8048*"/>
    </style:style>
    <style:style style:name="Table1.B" style:family="table-column">
      <style:table-column-properties style:rel-column-width="13221*"/>
    </style:style>
    <style:style style:name="Table1.C" style:family="table-column">
      <style:table-column-properties style:rel-column-width="2299*"/>
    </style:style>
    <style:style style:name="Table1.D" style:family="table-column">
      <style:table-column-properties style:rel-column-width="14946*"/>
    </style:style>
    <style:style style:name="Table1.E" style:family="table-column">
      <style:table-column-properties style:rel-column-width="6898*"/>
    </style:style>
    <style:style style:name="Table1.F" style:family="table-column">
      <style:table-column-properties style:rel-column-width="20120*"/>
    </style:style>
  </office:automatic-styles>
  <office:body>
    <office:text>
      <text:p text:style-name="Title">Equipaggiamento per le spedizioni</text:p>
      <text:p text:style-name="Author">Alvise Belotti</text:p>
      <text:p text:style-name="Date">04 settembre 2019</text:p>
      <text:h text:style-name="Heading_20_3" text:outline-level="3"><text:bookmark-start text:name="fondamentali"/>FONDAMENTALI!<text:bookmark-end text:name="fondamentali"/></text:h>
      <text:list text:style-name="L1">
        <text:list-item>
          <text:p text:style-name="P1">PASSAPORTO</text:p>
        </text:list-item>
        <text:list-item>
          <text:p text:style-name="P1">VISTO</text:p>
        </text:list-item>
        <text:list-item>
          <text:p text:style-name="P1">DOCUMENTO D'IDENTITÀ</text:p>
        </text:list-item>
        <text:list-item>
          <text:p text:style-name="P1">PATENTE DI GUIDA (+ estensione internazionale)</text:p>
        </text:list-item>
        <text:list-item>
          <text:p text:style-name="P1">BIGLIETTO AEREO</text:p>
        </text:list-item>
        <text:list-item>
          <text:p text:style-name="P1">DENARO</text:p>
        </text:list-item>
        <text:list-item>
          <text:p text:style-name="P1">PERMESSI</text:p>
        </text:list-item>
        <text:list-item>
          <text:p text:style-name="P1">ASSICURAZIONE <text:a xlink:type="simple" xlink:href="https://docs.google.com/spreadsheets/d/1P2IGIB3EWGGYO7Lr0oUxNU0gMkoTszwbLIj3_7-tcgg/edit#gid=0" office:name=""><text:span text:style-name="Definition">Comparazione assicurazioni (2019)</text:span></text:a></text:p>
        </text:list-item>
        <text:list-item>
          <text:p text:style-name="P1">VACCINAZIONI</text:p>
        </text:list-item>
      </text:list>
      <text:h text:style-name="Heading_20_2" text:outline-level="2"><text:bookmark-start text:name="spedizione-estiva-️"/>Spedizione estiva ☀️<text:bookmark-end text:name="spedizione-estiva-️"/></text:h>
      <text:h text:style-name="Heading_20_3" text:outline-level="3"><text:bookmark-start text:name="abbigliamento-intimo"/>Abbigliamento intimo<text:bookmark-end text:name="abbigliamento-intimo"/></text:h>
      <text:list text:style-name="L2">
        <text:list-item>
          <text:p text:style-name="P2">Mutande</text:p>
        </text:list-item>
        <text:list-item>
          <text:p text:style-name="P2">Calzini leggeri e da trekking</text:p>
        </text:list-item>
        <text:list-item>
          <text:p text:style-name="P2">Sottotuta completo leggero</text:p>
        </text:list-item>
        <text:list-item>
          <text:p text:style-name="P2">Reggiseno</text:p>
        </text:list-item>
        <text:list-item>
          <text:p text:style-name="P2">Completo per dormire (pigiama)</text:p>
        </text:list-item>
        <text:list-item>
          <text:p text:style-name="P2">Tuta da campo</text:p>
        </text:list-item>
        <text:list-item>
          <text:p text:style-name="P2">Fazzoletti</text:p>
        </text:list-item>
      </text:list>
      <text:h text:style-name="Heading_20_3" text:outline-level="3"><text:bookmark-start text:name="secondo-strato"/>Secondo strato<text:bookmark-end text:name="secondo-strato"/></text:h>
      <text:list text:style-name="L3">
        <text:list-item>
          <text:p text:style-name="P3">Maglietta termica leggera (maniche corte e lunghe)</text:p>
        </text:list-item>
        <text:list-item>
          <text:p text:style-name="P3">Pantaloncini corti</text:p>
        </text:list-item>
        <text:list-item>
          <text:p text:style-name="P3">Pantaloni lunghi</text:p>
        </text:list-item>
        <text:list-item>
          <text:p text:style-name="P3">Cappellino caldo</text:p>
        </text:list-item>
      </text:list>
      <text:h text:style-name="Heading_20_3" text:outline-level="3"><text:bookmark-start text:name="terzo-strato"/>Terzo strato<text:bookmark-end text:name="terzo-strato"/></text:h>
      <text:list text:style-name="L4">
        <text:list-item>
          <text:p text:style-name="P4">Fleece leggero</text:p>
        </text:list-item>
      </text:list>
      <text:h text:style-name="Heading_20_4" text:outline-level="4"><text:bookmark-start text:name="quarto-strato"/>Quarto strato<text:bookmark-end text:name="quarto-strato"/></text:h>
      <text:list text:style-name="L5">
        <text:list-item>
          <text:p text:style-name="P5">Guscio impermeabile - traspirante</text:p>
        </text:list-item>
        <text:list-item>
          <text:p text:style-name="P5">Giacca soft-shell</text:p>
        </text:list-item>
        <text:list-item>
          <text:p text:style-name="P5">Sovrapantaloni</text:p>
        </text:list-item>
        <text:list-item>
          <text:p text:style-name="P5">Cappello con visiera e/o tese larghe</text:p>
        </text:list-item>
        <text:list-item>
          <text:p text:style-name="P5">Buff - Bandana</text:p>
        </text:list-item>
        <text:list-item>
          <text:p text:style-name="P5">Guanti</text:p>
        </text:list-item>
      </text:list>
      <text:h text:style-name="Heading_20_3" text:outline-level="3"><text:bookmark-start text:name="scarpe"/>Scarpe<text:bookmark-end text:name="scarpe"/></text:h>
      <text:list text:style-name="L6">
        <text:list-item>
          <text:p text:style-name="P6">Scarpa avvicinamento - arrampicata</text:p>
        </text:list-item>
        <text:list-item>
          <text:p text:style-name="P6">Pedula</text:p>
        </text:list-item>
        <text:list-item>
          <text:p text:style-name="P6">Ciabatte doccia</text:p>
        </text:list-item>
      </text:list>
      <text:h text:style-name="Heading_20_2" text:outline-level="2"><text:bookmark-start text:name="spedizione-estiva-️-1"/>Spedizione estiva ☀️<text:bookmark-end text:name="spedizione-estiva-️-1"/></text:h>
      <text:h text:style-name="Heading_20_3" text:outline-level="3"><text:bookmark-start text:name="necessaire-da-toilette"/>Necessaire da toilette<text:bookmark-end text:name="necessaire-da-toilette"/></text:h>
      <text:h text:style-name="Heading_20_4" text:outline-level="4"><text:bookmark-start text:name="toilette"/>Toilette<text:bookmark-end text:name="toilette"/></text:h>
      <text:list text:style-name="L7">
        <text:list-item>
          <text:p text:style-name="P7">Crema solare alta protezione</text:p>
        </text:list-item>
        <text:list-item>
          <text:p text:style-name="P7">Stick labbra</text:p>
        </text:list-item>
        <text:list-item>
          <text:p text:style-name="P7">Dentifricio</text:p>
        </text:list-item>
        <text:list-item>
          <text:p text:style-name="P7">Spazzolino</text:p>
        </text:list-item>
        <text:list-item>
          <text:p text:style-name="P7">Lenti a contatto</text:p>
        </text:list-item>
        <text:list-item>
          <text:p text:style-name="P7">Liquido per lenti</text:p>
        </text:list-item>
        <text:list-item>
          <text:p text:style-name="P7">Occhiali da vista</text:p>
        </text:list-item>
        <text:list-item>
          <text:p text:style-name="P7">Sapone <text:a xlink:type="simple" xlink:href="https://www.facebook.com/insulabodycare/" office:name=""><text:span text:style-name="Definition">Insula</text:span></text:a></text:p>
        </text:list-item>
        <text:list-item>
          <text:p text:style-name="P7">Carta igienica</text:p>
        </text:list-item>
        <text:list-item>
          <text:p text:style-name="P7">Salviette intime</text:p>
        </text:list-item>
        <text:list-item>
          <text:p text:style-name="P7">Assorbenti - Coppetta mestruazioni</text:p>
        </text:list-item>
        <text:list-item>
          <text:p text:style-name="P7">Asciugamani sintetici</text:p>
        </text:list-item>
        <text:list-item>
          <text:p text:style-name="P7">Occorrente per radersi</text:p>
        </text:list-item>
      </text:list>
      <text:h text:style-name="Heading_20_2" text:outline-level="2"><text:bookmark-start text:name="campeggio-navigazione-accessori"/>Campeggio, navigazione, accessori<text:bookmark-end text:name="campeggio-navigazione-accessori"/></text:h>
      <text:h text:style-name="Heading_20_4" text:outline-level="4"><text:bookmark-start text:name="accessori"/>Accessori<text:bookmark-end text:name="accessori"/></text:h>
      <text:list text:style-name="L8">
        <text:list-item>
          <text:p text:style-name="P8">Coltellino multiuso</text:p>
        </text:list-item>
        <text:list-item>
          <text:p text:style-name="P8">Coltello da lavoro</text:p>
        </text:list-item>
        <text:list-item>
          <text:p text:style-name="P8">Occhiali da sole</text:p>
        </text:list-item>
        <text:list-item>
          <text:p text:style-name="P8">Guanti</text:p>
        </text:list-item>
        <text:list-item>
          <text:p text:style-name="P8">Guanti da lavoro</text:p>
        </text:list-item>
        <text:list-item>
          <text:p text:style-name="P8">Kit primo soccorso</text:p>
        </text:list-item>
        <text:list-item>
          <text:p text:style-name="P8">Lampada da testa</text:p>
        </text:list-item>
        <text:list-item>
          <text:p text:style-name="P8">Borraccia</text:p>
        </text:list-item>
        <text:list-item>
          <text:p text:style-name="P8">Borraccia filtrante</text:p>
        </text:list-item>
        <text:list-item>
          <text:p text:style-name="P8">Sacca d'acqua</text:p>
        </text:list-item>
        <text:list-item>
          <text:p text:style-name="P8">Pastiglie per purificare l'acqua (microdyn o equivalente)</text:p>
        </text:list-item>
        <text:list-item>
          <text:p text:style-name="P8">Repellente per insetti <text:a xlink:type="simple" xlink:href="https://www.amazon.it/Jungle-Formula-Repellente-Antizanzare-Spray/dp/B01M64XEO4" office:name=""><text:span text:style-name="Definition">DEET 50%</text:span></text:a></text:p>
        </text:list-item>
        <text:list-item>
          <text:p text:style-name="P8">Bastoncini trekking</text:p>
        </text:list-item>
        <text:list-item>
          <text:p text:style-name="P8">Telo di emergenza (spaziale)</text:p>
        </text:list-item>
        <text:list-item>
          <text:p text:style-name="P8">Binocolo</text:p>
        </text:list-item>
        <text:list-item>
          <text:p text:style-name="P8">Cordino 2 ÷ 4 mm</text:p>
        </text:list-item>
        <text:list-item>
          <text:p text:style-name="P8">Corda dinamica/statica</text:p>
        </text:list-item>
      </text:list>
      <text:h text:style-name="Heading_20_3" text:outline-level="3"><text:bookmark-start text:name="navigazione"/>Navigazione<text:bookmark-end text:name="navigazione"/></text:h>
      <text:list text:style-name="L9">
        <text:list-item>
          <text:p text:style-name="P9">Bussola</text:p>
        </text:list-item>
        <text:list-item>
          <text:p text:style-name="P9">Altimetro</text:p>
        </text:list-item>
        <text:list-item>
          <text:p text:style-name="P9">Gps</text:p>
        </text:list-item>
        <text:list-item>
          <text:p text:style-name="P9">Orologio</text:p>
        </text:list-item>
        <text:list-item>
          <text:p text:style-name="P9">Pannello solare</text:p>
        </text:list-item>
        <text:list-item>
          <text:p text:style-name="P9">Mappe - Carte geografiche</text:p>
        </text:list-item>
        <text:list-item>
          <text:p text:style-name="P9">Portamappe impermeabile</text:p>
        </text:list-item>
        <text:list-item>
          <text:p text:style-name="P9">Radio</text:p>
        </text:list-item>
        <text:list-item>
          <text:p text:style-name="P9">Garmin InReach</text:p>
        </text:list-item>
      </text:list>
      <text:h text:style-name="Heading_20_3" text:outline-level="3"><text:bookmark-start text:name="campeggio"/>Campeggio<text:bookmark-end text:name="campeggio"/></text:h>
      <text:list text:style-name="L10">
        <text:list-item>
          <text:p text:style-name="P10">Tenda</text:p>
        </text:list-item>
        <text:list-item>
          <text:p text:style-name="P10">Martello e pala</text:p>
        </text:list-item>
        <text:list-item>
          <text:p text:style-name="P10">Materassino</text:p>
        </text:list-item>
        <text:list-item>
          <text:p text:style-name="P10">Sacco a pelo</text:p>
        </text:list-item>
        <text:list-item>
          <text:p text:style-name="P10">Cuscino</text:p>
        </text:list-item>
        <text:list-item>
          <text:p text:style-name="P10">Fornello</text:p>
        </text:list-item>
        <text:list-item>
          <text:p text:style-name="P10">Kit cucina</text:p>
        </text:list-item>
        <text:list-item>
          <text:p text:style-name="P10">Popote / Trangia</text:p>
        </text:list-item>
        <text:list-item>
          <text:p text:style-name="P10">Detersivi</text:p>
        </text:list-item>
        <text:list-item>
          <text:p text:style-name="P10">Liofilizzati</text:p>
        </text:list-item>
        <text:list-item>
          <text:p text:style-name="P10">Moka</text:p>
        </text:list-item>
        <text:list-item>
          <text:p text:style-name="P10">Kit piatti/posate</text:p>
        </text:list-item>
        <text:list-item>
          <text:p text:style-name="P10">Tazza termica e bicchiere</text:p>
        </text:list-item>
        <text:list-item>
          <text:p text:style-name="P10">Accendini e fiammiferi antivento</text:p>
        </text:list-item>
        <text:list-item>
          <text:p text:style-name="P10">Contenitore stagno per fiammiferi</text:p>
        </text:list-item>
        <text:list-item>
          <text:p text:style-name="P10">Sacchi impermeabili (tipo immmondizia)</text:p>
        </text:list-item>
        <text:list-item>
          <text:p text:style-name="P10">Sacchetti richiudibili <text:a xlink:type="simple" xlink:href="https://www.ikea.com/it/it/catalog/products/80339281/" office:name=""><text:span text:style-name="Definition">Istad</text:span></text:a></text:p>
        </text:list-item>
        <text:list-item>
          <text:p text:style-name="P10">Taniche pieghevoli</text:p>
        </text:list-item>
        <text:list-item>
          <text:p text:style-name="P10">Nastro americano</text:p>
        </text:list-item>
        <text:list-item>
          <text:p text:style-name="P10">Teflon</text:p>
        </text:list-item>
      </text:list>
      <text:h text:style-name="Heading_20_1" text:outline-level="1"><text:bookmark-start text:name="kit-sanitario-personale"/>Kit sanitario personale<text:bookmark-end text:name="kit-sanitario-personale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Farmaco</text:p>
            </table:table-cell>
            <table:table-cell table:style-name="TableHeaderRowCell" office:value-type="string">
              <text:p text:style-name="Table_20_Heading">Formulazione</text:p>
            </table:table-cell>
            <table:table-cell table:style-name="TableHeaderRowCell" office:value-type="string">
              <text:p text:style-name="Table_20_Heading">n°</text:p>
            </table:table-cell>
            <table:table-cell table:style-name="TableHeaderRowCell" office:value-type="string">
              <text:p text:style-name="Table_20_Heading">Molecola</text:p>
            </table:table-cell>
            <table:table-cell table:style-name="TableHeaderRowCell" office:value-type="string">
              <text:p text:style-name="Table_20_Heading">Dosaggio</text:p>
            </table:table-cell>
            <table:table-cell table:style-name="TableHeaderRowCell" office:value-type="string">
              <text:p text:style-name="Table_20_Heading">Indicazioni</text:p>
            </table:table-cell>
          </table:table-row>
        </table:table-header-rows>
        <table:table-row>
          <table:table-cell table:style-name="TableRowCell" office:value-type="string">
            <text:p text:style-name="Table_20_Contents">Tachipirina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paracetamolo</text:p>
          </table:table-cell>
          <table:table-cell table:style-name="TableRowCell" office:value-type="string">
            <text:p text:style-name="Table_20_Contents">500 mg</text:p>
          </table:table-cell>
          <table:table-cell table:style-name="TableRowCell" office:value-type="string">
            <text:p text:style-name="Table_20_Contents">dolore/febbre</text:p>
          </table:table-cell>
        </table:table-row>
        <table:table-row>
          <table:table-cell table:style-name="TableRowCell" office:value-type="string">
            <text:p text:style-name="Table_20_Contents">Plasil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metoclopramide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nausea/vomito</text:p>
          </table:table-cell>
        </table:table-row>
        <table:table-row>
          <table:table-cell table:style-name="TableRowCell" office:value-type="string">
            <text:p text:style-name="Table_20_Contents">Buscop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scopolamina butilbromuro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colica epatica/intestinale/renale</text:p>
          </table:table-cell>
        </table:table-row>
        <table:table-row>
          <table:table-cell table:style-name="TableRowCell" office:value-type="string">
            <text:p text:style-name="Table_20_Contents">Coefferalg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paracetamolo/code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olore ++</text:p>
          </table:table-cell>
        </table:table-row>
        <table:table-row>
          <table:table-cell table:style-name="TableRowCell" office:value-type="string">
            <text:p text:style-name="Table_20_Contents">Ibife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ketoprofene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olore articolare</text:p>
          </table:table-cell>
        </table:table-row>
        <table:table-row>
          <table:table-cell table:style-name="TableRowCell" office:value-type="string">
            <text:p text:style-name="Table_20_Contents">Maalo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magnesio idrossid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cidità gastrica</text:p>
          </table:table-cell>
        </table:table-row>
        <table:table-row>
          <table:table-cell table:style-name="TableRowCell" office:value-type="string">
            <text:p text:style-name="Table_20_Contents">Ulce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ranitidina</text:p>
          </table:table-cell>
          <table:table-cell table:style-name="TableRowCell" office:value-type="string">
            <text:p text:style-name="Table_20_Contents">300 mg</text:p>
          </table:table-cell>
          <table:table-cell table:style-name="TableRowCell" office:value-type="string">
            <text:p text:style-name="Table_20_Contents">acidità gastrica++</text:p>
          </table:table-cell>
        </table:table-row>
        <table:table-row>
          <table:table-cell table:style-name="TableRowCell" office:value-type="string">
            <text:p text:style-name="Table_20_Contents">Normi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4</text:p>
          </table:table-cell>
          <table:table-cell table:style-name="TableRowCell" office:value-type="string">
            <text:p text:style-name="Table_20_Contents">rifaximina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Bimixi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0</text:p>
          </table:table-cell>
          <table:table-cell table:style-name="TableRowCell" office:value-type="string">
            <text:p text:style-name="Table_20_Contents">bacitracina/neomic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Lopemid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loperamide cloridrato</text:p>
          </table:table-cell>
          <table:table-cell table:style-name="TableRowCell" office:value-type="string">
            <text:p text:style-name="Table_20_Contents">2 mg</text:p>
          </table:table-cell>
          <table:table-cell table:style-name="TableRowCell" office:value-type="string">
            <text:p text:style-name="Table_20_Contents">diarrea</text:p>
          </table:table-cell>
        </table:table-row>
        <table:table-row>
          <table:table-cell table:style-name="TableRowCell" office:value-type="string">
            <text:p text:style-name="Table_20_Contents">Polase</text:p>
          </table:table-cell>
          <table:table-cell table:style-name="TableRowCell" office:value-type="string">
            <text:p text:style-name="Table_20_Contents">bustin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potassio/magnesio/sodio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diarrea/disidratazione</text:p>
          </table:table-cell>
        </table:table-row>
        <table:table-row>
          <table:table-cell table:style-name="TableRowCell" office:value-type="string">
            <text:p text:style-name="Table_20_Contents">Aerius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desloratadina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allergia</text:p>
          </table:table-cell>
        </table:table-row>
        <table:table-row>
          <table:table-cell table:style-name="TableRowCell" office:value-type="string">
            <text:p text:style-name="Table_20_Contents">Nexcare</text:p>
          </table:table-cell>
          <table:table-cell table:style-name="TableRowCell" office:value-type="string">
            <text:p text:style-name="Table_20_Contents">steri strip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cerotti per sutur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erite varie</text:p>
          </table:table-cell>
        </table:table-row>
        <table:table-row>
          <table:table-cell table:style-name="TableRowCell" office:value-type="string">
            <text:p text:style-name="Table_20_Contents">Citrosil</text:p>
          </table:table-cell>
          <table:table-cell table:style-name="TableRowCell" office:value-type="string">
            <text:p text:style-name="Table_20_Contents">fazzolettini imbevuti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benzalconio clorur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sinfettante cute e ferite</text:p>
          </table:table-cell>
        </table:table-row>
        <table:table-row>
          <table:table-cell table:style-name="TableRowCell" office:value-type="string">
            <text:p text:style-name="Table_20_Contents">Betadine</text:p>
          </table:table-cell>
          <table:table-cell table:style-name="TableRowCell" office:value-type="string">
            <text:p text:style-name="Table_20_Contents">soluzione cutanea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odopovidone</text:p>
          </table:table-cell>
          <table:table-cell table:style-name="TableRowCell" office:value-type="string">
            <text:p text:style-name="Table_20_Contents">125 ml</text:p>
          </table:table-cell>
          <table:table-cell table:style-name="TableRowCell" office:value-type="string">
            <text:p text:style-name="Table_20_Contents">antisepsi della cute e della mucosa orale, vaginale e rettale</text:p>
          </table:table-cell>
        </table:table-row>
        <table:table-row>
          <table:table-cell table:style-name="TableRowCell" office:value-type="string">
            <text:p text:style-name="Table_20_Contents">Tetramil</text:p>
          </table:table-cell>
          <table:table-cell table:style-name="TableRowCell" office:value-type="string">
            <text:p text:style-name="Table_20_Contents">collirio monodo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terizolina/feniram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econgestionante/antinfiammatorio</text:p>
          </table:table-cell>
        </table:table-row>
        <table:table-row>
          <table:table-cell table:style-name="TableRowCell" office:value-type="string">
            <text:p text:style-name="Table_20_Contents">Proctosedyl</text:p>
          </table:table-cell>
          <table:table-cell table:style-name="TableRowCell" office:value-type="string">
            <text:p text:style-name="Table_20_Contents">tubo crema rettale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20 g</text:p>
          </table:table-cell>
          <table:table-cell table:style-name="TableRowCell" office:value-type="string">
            <text:p text:style-name="Table_20_Contents">antiemorroidari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bende orlate 15 cm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o telato 3 cm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onfez. Compresse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garza sterile 10x10cm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fascia a triangolo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garza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i medicati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irst Aid</text:p>
          </table:table-cell>
          <table:table-cell table:style-name="TableRowCell" office:value-type="string">
            <text:p text:style-name="Table_20_Contents">Kit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Compeed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Vesciche varie</text:p>
          </table:table-cell>
        </table:table-row>
      </table:table>
      <text:h text:style-name="Heading_20_2" text:outline-level="2"><text:bookmark-start text:name="facoltativi"/>Facoltativi<text:bookmark-end text:name="facoltativi"/></text:h>
      <text:h text:style-name="Heading_20_3" text:outline-level="3"><text:bookmark-start text:name="materiale-alpinistico"/>Materiale Alpinistico<text:bookmark-end text:name="materiale-alpinistico"/></text:h>
      <text:list text:style-name="L11">
        <text:list-item>
          <text:p text:style-name="P11">Corda</text:p>
        </text:list-item>
        <text:list-item>
          <text:p text:style-name="P11">Imbrago</text:p>
        </text:list-item>
        <text:list-item>
          <text:p text:style-name="P11">Casco</text:p>
        </text:list-item>
        <text:list-item>
          <text:p text:style-name="P11">Guanti</text:p>
        </text:list-item>
        <text:list-item>
          <text:p text:style-name="P11">Moschettoni</text:p>
        </text:list-item>
        <text:list-item>
          <text:p text:style-name="P11">Rinvii</text:p>
        </text:list-item>
        <text:list-item>
          <text:p text:style-name="P11">Gri-gri</text:p>
        </text:list-item>
        <text:list-item>
          <text:p text:style-name="P11">Maniglia bloccante</text:p>
        </text:list-item>
        <text:list-item>
          <text:p text:style-name="P11">Fettucce</text:p>
        </text:list-item>
        <text:list-item>
          <text:p text:style-name="P11">Cordino Prusik</text:p>
        </text:list-item>
        <text:list-item>
          <text:p text:style-name="P11">Spit</text:p>
        </text:list-item>
        <text:list-item>
          <text:p text:style-name="P11">Cunei</text:p>
        </text:list-item>
        <text:list-item>
          <text:p text:style-name="P11">Piantaspit</text:p>
        </text:list-item>
        <text:list-item>
          <text:p text:style-name="P11">Martello</text:p>
        </text:list-item>
        <text:list-item>
          <text:p text:style-name="P11">Zaino</text:p>
        </text:list-item>
        <text:list-item>
          <text:p text:style-name="P11">Borsa documenti</text:p>
        </text:list-item>
        <text:list-item>
          <text:p text:style-name="P11">Borsone (Duffel)</text:p>
        </text:list-item>
        <text:list-item>
          <text:p text:style-name="P11">Saccone</text:p>
        </text:list-item>
        <text:list-item>
          <text:p text:style-name="P11">Sacchi stagni (<text:a xlink:type="simple" xlink:href="http://www.amphibious.it/prodotti/sacchi-a-tubo/tube-light-evo.html" office:name=""><text:span text:style-name="Definition">Amphibious Tube Light Evo</text:span></text:a>)</text:p>
        </text:list-item>
      </text:list>
      <text:h text:style-name="Heading_20_2" text:outline-level="2"><text:bookmark-start text:name="facoltativi-1"/>Facoltativi<text:bookmark-end text:name="facoltativi-1"/></text:h>
      <text:h text:style-name="Heading_20_3" text:outline-level="3"><text:bookmark-start text:name="extra"/>Extra<text:bookmark-end text:name="extra"/></text:h>
      <text:list text:style-name="L12">
        <text:list-item>
          <text:p text:style-name="P12">E-book reader</text:p>
        </text:list-item>
        <text:list-item>
          <text:p text:style-name="P12">Macchina fotografica</text:p>
        </text:list-item>
        <text:list-item>
          <text:p text:style-name="P12">Batterie di ricambio</text:p>
        </text:list-item>
        <text:list-item>
          <text:p text:style-name="P12">Caricabatterie portatile <text:a xlink:type="simple" xlink:href="https://www.amazon.it/Migliorata-Anker-Portatile-PowerCore-Retrocompatibile/dp/B01N0X3NL5/" office:name=""><text:span text:style-name="Definition">Power Bank</text:span></text:a></text:p>
        </text:list-item>
        <text:list-item>
          <text:p text:style-name="P12">Adattatore universale con presa USB (<text:a xlink:type="simple" xlink:href="https://www.amazon.it/Skross-SKR1302150-Adattatore-Viaggio-Bianco/dp/B00E4GF2TU/" office:name=""><text:span text:style-name="Definition">https://www.amazon.it/Skross-SKR1302150-Adattatore-Viaggio-Bianco/dp/B00E4GF2TU/</text:span></text:a>)</text:p>
        </text:list-item>
        <text:list-item>
          <text:p text:style-name="P12">Cavi USB</text:p>
        </text:list-item>
        <text:list-item>
          <text:p text:style-name="P12">Penne</text:p>
        </text:list-item>
        <text:list-item>
          <text:p text:style-name="P12">Matite</text:p>
        </text:list-item>
        <text:list-item>
          <text:p text:style-name="P12">Quaderno</text:p>
        </text:list-item>
        <text:list-item>
          <text:p text:style-name="P12">Prolunga con adattatore da campeggio</text:p>
        </text:list-item>
        <text:list-item>
          <text:p text:style-name="P12">Multipresa Ciabatta Elettrica</text:p>
        </text:list-item>
      </text:list>
      <text:h text:style-name="Heading_20_1" text:outline-level="1"><text:bookmark-start text:name="cibo-per-persona-per-giorno"/>Cibo per persona per giorno<text:bookmark-end text:name="cibo-per-persona-per-giorno"/></text:h>
      <text:h text:style-name="Heading_20_2" text:outline-level="2"><text:bookmark-start text:name="colazione"/>Colazione<text:bookmark-end text:name="colazione"/></text:h>
      <text:list text:style-name="L13">
        <text:list-item>
          <text:p text:style-name="P13">Frittata o Porridge</text:p>
        </text:list-item>
        <text:list-item>
          <text:p text:style-name="P13">Caffè</text:p>
        </text:list-item>
      </text:list>
      <text:h text:style-name="Heading_20_2" text:outline-level="2"><text:bookmark-start text:name="spuntino"/>Spuntino<text:bookmark-end text:name="spuntino"/></text:h>
      <text:list text:style-name="L14">
        <text:list-item>
          <text:p text:style-name="P14">Barrette</text:p>
        </text:list-item>
      </text:list>
      <text:h text:style-name="Heading_20_2" text:outline-level="2"><text:bookmark-start text:name="pranzo"/>Pranzo<text:bookmark-end text:name="pranzo"/></text:h>
      <text:list text:style-name="L15">
        <text:list-item>
          <text:p text:style-name="P15">Barrette</text:p>
        </text:list-item>
      </text:list>
      <text:h text:style-name="Heading_20_2" text:outline-level="2"><text:bookmark-start text:name="spuntino-1"/>Spuntino<text:bookmark-end text:name="spuntino-1"/></text:h>
      <text:list text:style-name="L16">
        <text:list-item>
          <text:p text:style-name="P16">Barrette</text:p>
        </text:list-item>
      </text:list>
      <text:h text:style-name="Heading_20_2" text:outline-level="2"><text:bookmark-start text:name="cena"/>Cena<text:bookmark-end text:name="cena"/></text:h>
      <text:list text:style-name="L17">
        <text:list-item>
          <text:p text:style-name="P17">Carne o pasta</text:p>
        </text:list-item>
        <text:list-item>
          <text:p text:style-name="P17">Salume</text:p>
        </text:list-item>
        <text:list-item>
          <text:p text:style-name="P17">Caffè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Equipaggiamento per le spedizioni</dc:title>
    <dc:description/>
    <dc:subject/>
    <meta:keyword/>
    <meta:initial-creator>Alvise Belotti</meta:initial-creator>
    <dc:creator>Alvise Belotti</dc:creator>
    <meta:creation-date>2019-09-06T12:39:23Z</meta:creation-date>
    <dc:date>2019-09-06T12:39:23Z</dc:date>
    <meta:user-defined meta:name="date" meta:value-type="string">04 settembre 2019</meta:user-defined>
    <meta:user-defined meta:name="language" meta:value-type="string">it-IT</meta:user-defined>
    <meta:user-defined meta:name="rights" meta:value-type="string">Creative Commons Non-Commercial Share Alike 3.0</meta:user-defined>
    <meta:user-defined meta:name="subtitle" meta:value-type="string">Un'inventario del materiale da portare in spedizione</meta:user-defined>
    <meta:user-defined meta:name="toc-title" meta:value-type="string">Indice</meta:user-defined>
  </office:meta>
</office:document-meta>
</file>